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dd8dd"/>
    </style:style>
    <style:style style:name="P2" style:family="paragraph" style:parent-style-name="Text_20_body">
      <style:text-properties officeooo:paragraph-rsid="0034ef69"/>
    </style:style>
    <style:style style:name="P3" style:family="paragraph" style:parent-style-name="Text_20_body">
      <style:text-properties officeooo:paragraph-rsid="00401811"/>
    </style:style>
    <style:style style:name="P4" style:family="paragraph" style:parent-style-name="Text_20_body">
      <style:text-properties officeooo:paragraph-rsid="00479705"/>
    </style:style>
    <style:style style:name="P5" style:family="paragraph" style:parent-style-name="Text_20_body">
      <style:text-properties officeooo:rsid="00417862" officeooo:paragraph-rsid="004bd1af"/>
    </style:style>
    <style:style style:name="P6" style:family="paragraph" style:parent-style-name="Standard">
      <style:text-properties officeooo:rsid="0019c058" officeooo:paragraph-rsid="0019c058"/>
    </style:style>
    <style:style style:name="P7" style:family="paragraph" style:parent-style-name="Standard">
      <style:text-properties officeooo:rsid="0033431b" officeooo:paragraph-rsid="0033431b"/>
    </style:style>
    <style:style style:name="P8" style:family="paragraph" style:parent-style-name="Standard">
      <style:text-properties style:font-name="Liberation Serif"/>
    </style:style>
    <style:style style:name="P9" style:family="paragraph" style:parent-style-name="Text_20_body">
      <style:paragraph-properties fo:margin-top="0.101cm" fo:margin-bottom="0.347cm" loext:contextual-spacing="false" fo:line-height="100%"/>
      <style:text-properties officeooo:rsid="005266a8" officeooo:paragraph-rsid="00557724"/>
    </style:style>
    <style:style style:name="P10" style:family="paragraph" style:parent-style-name="Text_20_body">
      <style:paragraph-properties fo:margin-left="1.251cm" fo:margin-right="0cm" fo:text-indent="0cm" style:auto-text-indent="false"/>
      <style:text-properties officeooo:rsid="00574067" officeooo:paragraph-rsid="0057cbb0"/>
    </style:style>
    <style:style style:name="P11" style:family="paragraph" style:parent-style-name="Text_20_body">
      <style:paragraph-properties fo:margin-left="1.251cm" fo:margin-right="0cm" fo:text-indent="0cm" style:auto-text-indent="false"/>
      <style:text-properties officeooo:rsid="0057cbb0" officeooo:paragraph-rsid="0057cbb0"/>
    </style:style>
    <style:style style:name="P12"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57cbb0"/>
    </style:style>
    <style:style style:name="P13" style:family="paragraph" style:parent-style-name="Preformatted_20_Text">
      <style:paragraph-properties fo:break-before="page"/>
      <style:text-properties style:font-name="Liberation Sans" fo:font-size="18.2000007629395pt"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14" style:family="paragraph" style:parent-style-name="Preformatted_20_Text">
      <style:text-properties fo:font-variant="normal" fo:text-transform="none" fo:color="#212121" style:font-name="Liberation Sans" fo:font-size="18.2000007629395pt" fo:letter-spacing="normal" fo:language="en" fo:country="US" fo:font-style="normal"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15" style:family="paragraph" style:parent-style-name="Preformatted_20_Text">
      <style:text-properties fo:font-variant="normal" fo:text-transform="none" fo:color="#212121" style:font-name="Liberation Sans" fo:font-size="16.1000003814697pt" fo:letter-spacing="normal" fo:language="it" fo:country="IT" fo:font-style="normal" fo:font-weight="bold" officeooo:rsid="0033431b" officeooo:paragraph-rsid="0033431b" style:font-name-asian="Noto Sans CJK SC Regular" style:font-size-asian="16.1000003814697pt" style:font-weight-asian="bold" style:font-name-complex="Lohit Devanagari" style:font-size-complex="16.1000003814697pt" style:font-weight-complex="bold"/>
    </style:style>
    <style:style style:name="P16" style:family="paragraph" style:parent-style-name="Text_20_body" style:list-style-name="L2">
      <style:text-properties officeooo:paragraph-rsid="0034ef69"/>
    </style:style>
    <style:style style:name="P17" style:family="paragraph" style:parent-style-name="Text_20_body" style:list-style-name="L2">
      <style:text-properties officeooo:rsid="0038d2b6" officeooo:paragraph-rsid="005b7a07"/>
    </style:style>
    <style:style style:name="P18" style:family="paragraph" style:parent-style-name="Text_20_body" style:list-style-name="L2">
      <style:text-properties style:font-name="Liberation Sans" fo:font-size="16.1000003814697pt" fo:font-weight="bold" officeooo:paragraph-rsid="005b7a07" style:font-name-asian="Noto Sans CJK SC Regular" style:font-size-asian="16.1000003814697pt" style:font-weight-asian="bold" style:font-name-complex="Lohit Devanagari" style:font-size-complex="16.1000003814697pt" style:font-weight-complex="bold"/>
    </style:style>
    <style:style style:name="P19" style:family="paragraph" style:parent-style-name="Text_20_body" style:list-style-name="L4">
      <style:text-properties officeooo:paragraph-rsid="00490180"/>
    </style:style>
    <style:style style:name="P20" style:family="paragraph" style:parent-style-name="Text_20_body" style:list-style-name="L4">
      <style:text-properties officeooo:rsid="00417862" officeooo:paragraph-rsid="00417862"/>
    </style:style>
    <style:style style:name="P21" style:family="paragraph" style:parent-style-name="Text_20_body" style:list-style-name="L4">
      <style:text-properties officeooo:rsid="00417862" officeooo:paragraph-rsid="004178f7"/>
    </style:style>
    <style:style style:name="P22" style:family="paragraph" style:parent-style-name="Text_20_body" style:list-style-name="L5">
      <style:text-properties officeooo:paragraph-rsid="005f1936"/>
    </style:style>
    <style:style style:name="P23" style:family="paragraph" style:parent-style-name="Text_20_body" style:list-style-name="L5">
      <style:text-properties fo:font-variant="normal" fo:text-transform="none" fo:color="#212121" style:font-name="Liberation Serif" fo:font-size="12pt" fo:letter-spacing="normal" fo:font-style="normal" fo:font-weight="normal" officeooo:rsid="005266a8" officeooo:paragraph-rsid="005f1936"/>
    </style:style>
    <style:style style:name="P24" style:family="paragraph" style:parent-style-name="Text_20_body" style:list-style-name="L5">
      <style:text-properties fo:font-variant="normal" fo:text-transform="none" fo:color="#212121" style:font-name="Liberation Serif" fo:font-size="12pt" fo:letter-spacing="normal" fo:font-style="normal" fo:font-weight="normal" officeooo:rsid="005266a8" officeooo:paragraph-rsid="0056de04"/>
    </style:style>
    <style:style style:name="P25" style:family="paragraph" style:parent-style-name="Text_20_body" style:list-style-name="L6">
      <style:text-properties officeooo:rsid="0067acab" officeooo:paragraph-rsid="0067acab"/>
    </style:style>
    <style:style style:name="P26" style:family="paragraph" style:parent-style-name="Text_20_body">
      <style:text-properties officeooo:paragraph-rsid="0067acab"/>
    </style:style>
    <style:style style:name="P27" style:family="paragraph" style:parent-style-name="Text_20_body" style:list-style-name="L6">
      <style:text-properties officeooo:rsid="0069f94f" officeooo:paragraph-rsid="0069f94f"/>
    </style:style>
    <style:style style:name="P28" style:family="paragraph" style:parent-style-name="Text_20_body" style:list-style-name="L3">
      <style:paragraph-properties fo:margin-top="0cm" fo:margin-bottom="0.146cm" loext:contextual-spacing="false"/>
      <style:text-properties officeooo:paragraph-rsid="003e00d4"/>
    </style:style>
    <style:style style:name="P29" style:family="paragraph" style:parent-style-name="Heading_20_1">
      <style:text-properties officeooo:rsid="0067acab" officeooo:paragraph-rsid="0067acab"/>
    </style:style>
    <style:style style:name="P30" style:family="paragraph" style:parent-style-name="Heading_20_2">
      <style:paragraph-properties fo:break-before="page"/>
    </style:style>
    <style:style style:name="P31" style:family="paragraph" style:parent-style-name="Standard" style:list-style-name="L1">
      <style:text-properties officeooo:paragraph-rsid="002f37b1"/>
    </style:style>
    <style:style style:name="P32" style:family="paragraph" style:parent-style-name="Standard" style:list-style-name="L1">
      <style:text-properties officeooo:rsid="0019c058" officeooo:paragraph-rsid="0019c058"/>
    </style:style>
    <style:style style:name="P33" style:family="paragraph" style:parent-style-name="Standard" style:list-style-name="L1">
      <style:text-properties officeooo:rsid="00202ab8" officeooo:paragraph-rsid="00202ab8"/>
    </style:style>
    <style:style style:name="P34" style:family="paragraph" style:parent-style-name="Standard" style:list-style-name="L1">
      <style:text-properties officeooo:rsid="0021646b" officeooo:paragraph-rsid="0021646b"/>
    </style:style>
    <style:style style:name="P35" style:family="paragraph" style:parent-style-name="Standard" style:list-style-name="L1">
      <style:text-properties officeooo:rsid="00203036" officeooo:paragraph-rsid="00203036"/>
    </style:style>
    <style:style style:name="P36" style:family="paragraph" style:parent-style-name="Standard" style:list-style-name="L1">
      <style:text-properties officeooo:rsid="002172ac" officeooo:paragraph-rsid="002172ac"/>
    </style:style>
    <style:style style:name="P37" style:family="paragraph" style:parent-style-name="Standard" style:list-style-name="L1">
      <style:text-properties officeooo:rsid="0027d6a1" officeooo:paragraph-rsid="0027d6a1"/>
    </style:style>
    <style:style style:name="P38" style:family="paragraph" style:parent-style-name="Standard" style:list-style-name="L1">
      <style:text-properties officeooo:rsid="00201a91" officeooo:paragraph-rsid="00201a91"/>
    </style:style>
    <style:style style:name="P39" style:family="paragraph" style:parent-style-name="Standard" style:list-style-name="L1">
      <style:text-properties officeooo:rsid="002461f0" officeooo:paragraph-rsid="002461f0"/>
    </style:style>
    <style:style style:name="P40" style:family="paragraph" style:parent-style-name="Standard" style:list-style-name="L1">
      <style:text-properties officeooo:rsid="0033431b" officeooo:paragraph-rsid="0033431b"/>
    </style:style>
    <style:style style:name="T1" style:family="text">
      <style:text-properties officeooo:rsid="0019c058"/>
    </style:style>
    <style:style style:name="T2" style:family="text">
      <style:text-properties officeooo:rsid="001b416a"/>
    </style:style>
    <style:style style:name="T3" style:family="text">
      <style:text-properties officeooo:rsid="00201a91"/>
    </style:style>
    <style:style style:name="T4" style:family="text">
      <style:text-properties officeooo:rsid="0021646b"/>
    </style:style>
    <style:style style:name="T5" style:family="text">
      <style:text-properties officeooo:rsid="00217df6"/>
    </style:style>
    <style:style style:name="T6" style:family="text">
      <style:text-properties officeooo:rsid="0021b6fe"/>
    </style:style>
    <style:style style:name="T7" style:family="text">
      <style:text-properties officeooo:rsid="00297824"/>
    </style:style>
    <style:style style:name="T8" style:family="text">
      <style:text-properties officeooo:rsid="002affdf"/>
    </style:style>
    <style:style style:name="T9" style:family="text">
      <style:text-properties officeooo:rsid="002bfafa"/>
    </style:style>
    <style:style style:name="T10" style:family="text">
      <style:text-properties fo:font-style="italic" officeooo:rsid="0019c058" style:font-style-asian="italic" style:font-style-complex="italic"/>
    </style:style>
    <style:style style:name="T11" style:family="text">
      <style:text-properties fo:font-style="italic" officeooo:rsid="004196c7" style:font-style-asian="italic" style:font-style-complex="italic"/>
    </style:style>
    <style:style style:name="T12" style:family="text">
      <style:text-properties officeooo:rsid="0033851e"/>
    </style:style>
    <style:style style:name="T13" style:family="text">
      <style:text-properties officeooo:rsid="0034533d"/>
    </style:style>
    <style:style style:name="T14" style:family="text">
      <style:text-properties officeooo:rsid="0034ef69"/>
    </style:style>
    <style:style style:name="T15" style:family="text">
      <style:text-properties fo:font-variant="normal" fo:text-transform="none" fo:color="#212121" style:font-name="Liberation Serif" fo:font-size="12pt" fo:letter-spacing="normal" fo:font-style="normal" fo:font-weight="normal"/>
    </style:style>
    <style:style style:name="T16" style:family="text">
      <style:text-properties fo:font-variant="normal" fo:text-transform="none" fo:color="#212121" style:font-name="Liberation Serif" fo:font-size="12pt" fo:letter-spacing="normal" fo:font-style="normal" fo:font-weight="normal" officeooo:rsid="0033431b"/>
    </style:style>
    <style:style style:name="T17" style:family="text">
      <style:text-properties fo:font-variant="normal" fo:text-transform="none" fo:color="#212121" style:font-name="Liberation Serif" fo:font-size="12pt" fo:letter-spacing="normal" fo:font-style="normal" fo:font-weight="normal" officeooo:rsid="005266a8"/>
    </style:style>
    <style:style style:name="T18" style:family="text">
      <style:text-properties fo:font-variant="normal" fo:text-transform="none" fo:color="#212121" style:font-name="Liberation Serif" fo:font-size="12pt" fo:letter-spacing="normal" fo:font-style="normal" fo:font-weight="normal" officeooo:rsid="0063414d"/>
    </style:style>
    <style:style style:name="T19" style:family="text">
      <style:text-properties fo:font-variant="normal" fo:text-transform="none" fo:color="#212121" fo:letter-spacing="normal" fo:language="en" fo:country="US" fo:font-style="normal"/>
    </style:style>
    <style:style style:name="T20" style:family="text">
      <style:text-properties fo:font-variant="normal" fo:text-transform="none" fo:color="#212121" fo:letter-spacing="normal" fo:language="en" fo:country="US" fo:font-style="normal" officeooo:rsid="004f2f23"/>
    </style:style>
    <style:style style:name="T21" style:family="text">
      <style:text-properties style:font-name="Liberation Serif" officeooo:rsid="0033431b"/>
    </style:style>
    <style:style style:name="T22" style:family="text">
      <style:text-properties officeooo:rsid="0036820c"/>
    </style:style>
    <style:style style:name="T23" style:family="text">
      <style:text-properties officeooo:rsid="003852a5"/>
    </style:style>
    <style:style style:name="T24" style:family="text">
      <style:text-properties officeooo:rsid="003e00d4"/>
    </style:style>
    <style:style style:name="T25" style:family="text">
      <style:text-properties fo:font-weight="bold" style:font-weight-asian="bold" style:font-weight-complex="bold"/>
    </style:style>
    <style:style style:name="T26" style:family="text">
      <style:text-properties officeooo:rsid="0044210f"/>
    </style:style>
    <style:style style:name="T27" style:family="text">
      <style:text-properties officeooo:rsid="004bd1af"/>
    </style:style>
    <style:style style:name="T28" style:family="text">
      <style:text-properties officeooo:rsid="00538f78"/>
    </style:style>
    <style:style style:name="T29" style:family="text">
      <style:text-properties officeooo:rsid="00560c4f"/>
    </style:style>
    <style:style style:name="T30" style:family="text">
      <style:text-properties officeooo:rsid="0059fab3"/>
    </style:style>
    <style:style style:name="T31" style:family="text">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T32" style:family="text">
      <style:text-properties style:font-name="Liberation Sans" fo:font-size="16.1000003814697pt" fo:font-weight="bold" officeooo:rsid="003f1df8" style:font-name-asian="Noto Sans CJK SC Regular" style:font-size-asian="16.1000003814697pt" style:font-weight-asian="bold" style:font-name-complex="Lohit Devanagari" style:font-size-complex="16.1000003814697pt" style:font-weight-complex="bold"/>
    </style:style>
    <style:style style:name="T33" style:family="text">
      <style:text-properties officeooo:rsid="0063414d"/>
    </style:style>
    <style:style style:name="T34" style:family="text">
      <style:text-properties officeooo:rsid="0068f4ce"/>
    </style:style>
    <style:style style:name="T35" style:family="text">
      <style:text-properties fo:color="#000000" style:font-name="Monospace" fo:font-size="16pt" fo:background-color="#e8f2fe" loext:char-shading-value="0" style:font-size-asian="16pt"/>
    </style:style>
    <style:style style:name="T36" style:family="text">
      <style:text-properties fo:color="#000000" style:font-name="Liberation Serif" fo:font-size="16pt" fo:background-color="#e8f2fe" loext:char-shading-value="0" style:font-size-asian="16pt"/>
    </style:style>
    <style:style style:name="T37" style:family="text">
      <style:text-properties fo:color="#000000" style:font-name="Liberation Serif" fo:font-size="12pt" fo:background-color="#e8f2fe" loext:char-shading-value="0" style:font-size-asian="12pt" style:font-size-complex="12pt"/>
    </style:style>
    <style:style style:name="T38" style:family="text">
      <style:text-properties style:text-underline-style="solid" style:text-underline-type="double"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unicazione eventi:</text:h>
      <text:p text:style-name="Text_20_body"><text:a xlink:type="simple" xlink:href="https://www.rabbitmq.com/" text:style-name="Internet_20_link" text:visited-style-name="Visited_20_Internet_20_Link"><text:span text:style-name="T9">https://www.rabbitmq.com/</text:span></text:a></text:p>
      <text:list xml:id="list2811699507" text:style-name="L1">
        <text:list-item>
          <text:list>
            <text:list-item>
              <text:p text:style-name="P32">RabbitMQ – A fronte di un evento il microservizio invia un messaggio a un Exchange (topic) legato a una chiave key.* che si occuperà di comunicare il Payload (JSon) al servizio in ascolto.</text:p>
            </text:list-item>
            <text:list-item>
              <text:p text:style-name="P33">AMQP – struttura:</text:p>
              <text:list>
                <text:list-item>
                  <text:p text:style-name="P34">Message – L’informazione che deve essere spedita</text:p>
                </text:list-item>
                <text:list-item>
                  <text:p text:style-name="P33">Exchange – <text:span text:style-name="T6">Scambiatore di messaggi (tipo </text:span>la posta<text:span text:style-name="T6">)</text:span></text:p>
                </text:list-item>
                <text:list-item>
                  <text:p text:style-name="P35">Queue – coda dove l’exchange manda i messaggi (la destinazione della cartolina)</text:p>
                </text:list-item>
                <text:list-item>
                  <text:p text:style-name="P35">Binding – la strada <text:span text:style-name="T5">che deve percorre il messaggio dall’exchange al consumer</text:span></text:p>
                </text:list-item>
                <text:list-item>
                  <text:p text:style-name="P35">Producer – <text:span text:style-name="T4">è colui che spedisce il message</text:span></text:p>
                </text:list-item>
                <text:list-item>
                  <text:p text:style-name="P36">Consumer – il destinatario del messaggio</text:p>
                </text:list-item>
              </text:list>
            </text:list-item>
          </text:list>
        </text:list-item>
      </text:list>
      <text:p text:style-name="P6"/>
      <text:h text:style-name="Heading_20_1" text:outline-level="1">Comunicazione <text:span text:style-name="T2">Tra </text:span>Microservices <text:span text:style-name="T7">(Sevice Discovery Tools)</text:span>:</text:h>
      <text:p text:style-name="P1"><text:a xlink:type="simple" xlink:href="https://devopscube.com/open-source-service-discovery/" text:style-name="Internet_20_link" text:visited-style-name="Visited_20_Internet_20_Link">https://devopscube.com/open-source-service-discovery/</text:a></text:p>
      <text:list xml:id="list144957545384171" text:continue-list="list2811699507" text:style-name="L1">
        <text:list-item>
          <text:list>
            <text:list-item text:start-value="1">
              <text:p text:style-name="P37">I Service Discovery Tools svolgono il compito di <text:span text:style-name="T8">mettere in comunicazione i microservizi evitando l’hard coding degli end-point nel codice.</text:span></text:p>
              <text:p text:style-name="P32"><text:span text:style-name="T8">I principali Service Discovery Tools sono </text:span>Eureka/Consul/Etcd.. <text:span text:style-name="T8">che si occupano di scoprire i servizi/microservizi/app tramite il seguente pattern strutturale</text:span>:</text:p>
              <text:list>
                <text:list-item>
                  <text:p text:style-name="P32">Serivice Registry – <text:span text:style-name="T3">Tiene traccia di tutte le istanze dei servizi e i loro nomi</text:span></text:p>
                </text:list-item>
                <text:list-item>
                  <text:p text:style-name="P38">Register Agent – Fornisce le configurazioni dei servizi</text:p>
                </text:list-item>
                <text:list-item>
                  <text:p text:style-name="P39">Service Discovery Client – Contatta il registry (registro) per conoscere l’alias del servizio</text:p>
                </text:list-item>
              </text:list>
            </text:list-item>
            <text:list-item>
              <text:p text:style-name="P31"><text:span text:style-name="T1">Serivice Registry <text:s/>- Verrà </text:span><text:span text:style-name="T10">“Deplo</text:span><text:span text:style-name="T11">y</text:span><text:span text:style-name="T10">ato”</text:span><text:span text:style-name="T1"> come nuovo microservizio e i microservizi di Multiplication e Gamification si registreranno contattandolo (tramite Registry Client) all'avvio utilizzando il Register Agent.</text:span></text:p>
            </text:list-item>
            <text:list-item>
              <text:p text:style-name="P40">L’Alias nome di default del servizio</text:p>
            </text:list-item>
            <text:list-item>
              <text:p text:style-name="P40"><text:span text:style-name="T12">Una volta effettuata la registrazione si potranno usare gli indirizzi </text:span>http://multiplication/ o http://gamification/ <text:s/><text:span text:style-name="T12">invece di</text:span> http://[HOST]:[PORT] <text:span text:style-name="T13">come si comporta un DNS</text:span></text:p>
            </text:list-item>
          </text:list>
        </text:list-item>
      </text:list>
      <text:p text:style-name="P7"/>
      <text:p text:style-name="P15"><text:bookmark text:name="tw-target-text1"/>Comunicazione server / client di Eureka</text:p>
      <text:p text:style-name="P8"><text:bookmark text:name="tw-target-text2"/>Ogni microservizio si registra <text:span text:style-name="T30">sul</text:span> server Eureka quando viene riavviato, generalmente utilizzando {ServiceId} che registra nel server Eureka, oppure può utilizzare il nome host o qualsiasi IP pubblico (se questi sono corretti). Dopo la registrazione, ogni 30 secondi, esegue il ping del server Eureka per notificare che il servizio stesso è disponibile. Se il server Eureka non riceve alcun ping da un servizio per un periodo di tempo abbastanza lungo, questo servizio non viene registrato automaticamente dal server Eureka e il server Eureka notifica il nuovo stato del registro a tutti gli altri servizi.</text:p>
      <text:p text:style-name="Text_20_body"/>
      <text:h text:style-name="P30" text:outline-level="2">Load Balancing:</text:h>
      <text:p text:style-name="P2"><text:a xlink:type="simple" xlink:href="https://it.wikipedia.org/wiki/Load_balancing" text:style-name="Internet_20_link" text:visited-style-name="Visited_20_Internet_20_Link">https://it.wikipedia.org/wiki/Load_balancing</text:a></text:p>
      <text:list xml:id="list2736068670" text:style-name="L2">
        <text:list-item>
          <text:list>
            <text:list-item>
              <text:p text:style-name="P16"><text:span text:style-name="T14">Per gestire il carico si utilizza Ribbon che è </text:span><text:span text:style-name="T16">bilanciamento del carico lato client integrato con Eureka.</text:span><text:span text:style-name="T21"> </text:span><text:line-break/>Se creiamo due istanze di microservice di moltiplicazione, entrambi si registreranno in Eureka con lo stesso <text:span text:style-name="T22">A</text:span>lias (poiché hanno lo stesso nome dell'applicazione). Supponiamo di avere la nostra nuova istanza http: // localhost: 8082. Quando il microservice di gamification, come client, desidera contattare http: // moltiplicazione /, Eureka restituirà entrambi gli URL e spetterà al consumatore decidere qual’<text:span text:style-name="T23">è l’istanza che</text:span> dovrebbe essere chiamata.</text:p>
            </text:list-item>
            <text:list-item>
              <text:p text:style-name="P17">Ribbon usa Round-Robin balancing di default</text:p>
              <text:p text:style-name="P18"/>
            </text:list-item>
          </text:list>
        </text:list-item>
      </text:list>
      <text:h text:style-name="Heading_20_1" text:outline-level="1"><text:span text:style-name="T31">Routing </text:span><text:span text:style-name="T32">G</text:span><text:span text:style-name="T31">ateway API - </text:span><text:span text:style-name="T32">Zuul</text:span><text:span text:style-name="T31">:</text:span></text:h>
      <text:p text:style-name="P4"><text:a xlink:type="simple" xlink:href="https://github.com/Netflix/zuul/wiki" text:style-name="Internet_20_link" text:visited-style-name="Visited_20_Internet_20_Link">https://github.com/Netflix/zuul/wiki</text:a></text:p>
      <text:list xml:id="list2591719178" text:style-name="L3">
        <text:list-item>
          <text:p text:style-name="P28">Il nostro <text:span text:style-name="T25">client web</text:span> è in esecuzione su un browser: è chiaro che non può eseguire alcun client di individuazione dei servizi né occuparsi del bilanciamento del carico. </text:p>
          <text:p text:style-name="P28">Abbiamo bisogno di un pezzo in più per collegarlo ai microservizi che vivono nel back-end, senza perdere le capacità di bilanciamento del carico.</text:p>
        </text:list-item>
        <text:list-item>
          <text:p text:style-name="P28">Attività come l'autenticazione, il controllo delle versioni dell'API o qualsiasi filtro di richieste in generale, <text:span text:style-name="T24">non calzano nel nostro scenario distribuito:</text:span></text:p>
          <text:p text:style-name="P28">È necessario un punto di controllo centralizzato per le nostre API di sistema (endpoint REST <text:s/><text:span text:style-name="T24">per</text:span> moltiplicazione e gamification).</text:p>
        </text:list-item>
        <text:list-item>
          <text:p text:style-name="P28">Le nostre API REST seguono l'architettura del sistema, rendendo così i nostri consumatori dipendenti da esso.</text:p>
        </text:list-item>
      </text:list>
      <text:h text:style-name="Heading_20_1" text:outline-level="1">Zuul:</text:h>
      <text:p text:style-name="P3"><text:a xlink:type="simple" xlink:href="https://github.com/Netflix/zuul/wiki" text:style-name="Internet_20_link" text:visited-style-name="Visited_20_Internet_20_Link">https://github.com/Netflix/zuul/wiki</text:a></text:p>
      <text:list xml:id="list220780022" text:style-name="L4">
        <text:list-item>
          <text:list>
            <text:list-item>
              <text:p text:style-name="P19">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text:span text:style-name="T26">in</text:spa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list-item>
            <text:list-item>
              <text:p text:style-name="P20"><text:soft-page-break/>Zuul si occuperà di indirizzare vs l’URL risolto, quello che vogliamo ottenere è avere URL come: </text:p>
              <text:list>
                <text:list-item>
                  <text:p text:style-name="P20"><text:a xlink:type="simple" xlink:href="http://application/leaders" text:style-name="Internet_20_link" text:visited-style-name="Visited_20_Internet_20_Link">http://application/leaders</text:a> </text:p>
                  <text:p text:style-name="P20"><text:a xlink:type="simple" xlink:href="http://application/results" text:style-name="Internet_20_link" text:visited-style-name="Visited_20_Internet_20_Link">http://application/results</text:a><text:line-break/>(architettura-agnostica), </text:p>
                </text:list-item>
                <text:list-item>
                  <text:p text:style-name="P21"><text:span text:style-name="T28">I</text:span>nvece di avere </text:p>
                  <text:p text:style-name="P21">http://gamification/leaders </text:p>
                  <text:p text:style-name="P21"><text:a xlink:type="simple" xlink:href="http://moltiplicazione/risultati" text:style-name="Internet_20_link" text:visited-style-name="Visited_20_Internet_20_Link">http://moltiplicazione/risultati</text:a>.</text:p>
                </text:list-item>
              </text:list>
            </text:list-item>
          </text:list>
        </text:list-item>
      </text:list>
      <text:h text:style-name="P29" text:outline-level="1">Porte/Servizi</text:h>
      <text:p text:style-name="P26"/>
      <text:list xml:id="list1955524411" text:style-name="L6">
        <text:list-item>
          <text:p text:style-name="P25">Multiplication: 8080</text:p>
        </text:list-item>
        <text:list-item>
          <text:p text:style-name="P25">Gamification: 8081</text:p>
        </text:list-item>
        <text:list-item>
          <text:p text:style-name="P25">Gat<text:span text:style-name="T34">e</text:span>way Zuul: 8000</text:p>
        </text:list-item>
        <text:list-item>
          <text:p text:style-name="P27">Service Discovery Tool Eureka: <text:span text:style-name="T37">8761</text:span></text:p>
        </text:list-item>
      </text:list>
      <text:p text:style-name="P13"><text:bookmark text:name="tw-target-text"/><text:span text:style-name="T20">Zuul - </text:span><text:span text:style-name="T19">Normalization of http addresses:</text:span></text:p>
      <text:p text:style-name="P14"/>
      <text:p text:style-name="P5">multiplication-client.js:</text:p>
      <text:p text:style-name="P5">http://localhost:8000/api/multiplications/**<text:tab/><text:tab/>http://localhost:8080/multiplications/**</text:p>
      <text:p text:style-name="P5">http://localhost:8000/api/results/** <text:tab/><text:tab/><text:tab/><text:a xlink:type="simple" xlink:href="http://localhost:8080/results/" text:style-name="Internet_20_link" text:visited-style-name="Visited_20_Internet_20_Link"><text:span text:style-name="T27">h</text:span></text:a><text:a xlink:type="simple" xlink:href="http://localhost:8080/results/" text:style-name="Internet_20_link" text:visited-style-name="Visited_20_Internet_20_Link">ttp://localhost:8080/results/</text:a>** </text:p>
      <text:p text:style-name="P5"/>
      <text:p text:style-name="P5">gamification-client.js:</text:p>
      <text:p text:style-name="P5">http://localhost:8000/api/leaders/**<text:tab/><text:tab/><text:tab/>http://localhost:8081/leaders/**</text:p>
      <text:p text:style-name="P5">http://localhost:8000/api/stats/** <text:tab/><text:tab/><text:tab/><text:a xlink:type="simple" xlink:href="http://localhost:8081/stats/" text:style-name="Internet_20_link" text:visited-style-name="Visited_20_Internet_20_Link">http://localhost:8081/stats/</text:a>**</text:p>
      <text:p text:style-name="P5"/>
      <text:p text:style-name="P9">Con Zuul è possibile inoltrare le richieste alla nostra applicazione in un posto centrale. I consumatori di API non sanno nulla dei nostri microservizi: passano tutti attraverso http: // localhost: 8000. Il passo successivo è includere una classe <text:span text:style-name="T38">WebConfiguration che abilita CORS</text:span> anche per il progetto gateway (come abbiamo fatto per i microservizi di moltiplicazione e gamification). Questo è necessario anche qui per lo stesso motivo: frontend, gateway e microservizi si trovano a origini diverse (numeri di porta nel nostro caso). </text:p>
      <text:p text:style-name="P9">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rocedura di Avvio Micro<text:span text:style-name="T29">s</text:span>erivizi:</text:h>
      <text:list xml:id="list1419036050" text:style-name="L5">
        <text:list-item>
          <text:p text:style-name="P23">Esegui il server RabbitMQ (se non è ancora in esecuzione in background)</text:p>
        </text:list-item>
        <text:list-item>
          <text:p text:style-name="P22"><text:span text:style-name="T17">Eseguire il servizio microservice del registro servizi - </text:span><text:span text:style-name="T18">EUREKA</text:span><text:span text:style-name="T17">.</text:span></text:p>
        </text:list-item>
        <text:list-item>
          <text:p text:style-name="P23">Eseguire il microservice gateway - <text:span text:style-name="T33">ZUUL</text:span>.</text:p>
        </text:list-item>
        <text:list-item>
          <text:p text:style-name="P24">Eseguire il microservice di moltiplicazione.</text:p>
        </text:list-item>
        <text:list-item>
          <text:p text:style-name="P24">Esegui il microservice di gamification.</text:p>
        </text:list-item>
        <text:list-item>
          <text:p text:style-name="P24">Eseguire il server Web Jetty dalla cartella radice del tuo ui.</text:p>
          <text:p text:style-name="P24"/>
        </text:list-item>
      </text:list>
      <text:p text:style-name="P11"><text:span text:style-name="T17">M</text:span><text:span text:style-name="T15">odi per eseguire l’app</text:span></text:p>
      <text:p text:style-name="P10"><text:span text:style-name="T17">R</text:span><text:span text:style-name="T15">un da STS </text:span></text:p>
      <text:p text:style-name="P12">mvnw spring-boot:run </text:p>
      <text:p text:style-name="P12">mvn package/java -jar [resulting-artifact-name.j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22:22:08.147827805</meta:creation-date>
    <dc:date>2019-02-09T14:49:57.150316283</dc:date>
    <meta:editing-duration>PT9H5M49S</meta:editing-duration>
    <meta:editing-cycles>69</meta:editing-cycles>
    <meta:generator>LibreOffice/6.0.7.3$Linux_X86_64 LibreOffice_project/00m0$Build-3</meta:generator>
    <meta:document-statistic meta:table-count="0" meta:image-count="0" meta:object-count="0" meta:page-count="4" meta:paragraph-count="67" meta:word-count="944" meta:character-count="6922" meta:non-whitespace-character-count="6045"/>
  </office:meta>
</office:document-meta>
</file>